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cb03" officeooo:paragraph-rsid="0010cb03"/>
    </style:style>
    <style:style style:name="P2" style:family="paragraph" style:parent-style-name="Standard" style:list-style-name="L1">
      <style:text-properties officeooo:rsid="0010cb03" officeooo:paragraph-rsid="0010cb03"/>
    </style:style>
    <style:style style:name="P3" style:family="paragraph" style:parent-style-name="Standard" style:list-style-name="L1">
      <style:text-properties officeooo:rsid="0010cb03" officeooo:paragraph-rsid="0012e8a5"/>
    </style:style>
    <style:style style:name="P4" style:family="paragraph" style:parent-style-name="Standard" style:list-style-name="L2">
      <style:text-properties officeooo:rsid="0010cb03" officeooo:paragraph-rsid="0010cb03"/>
    </style:style>
    <style:style style:name="P5" style:family="paragraph" style:parent-style-name="Standard" style:list-style-name="L1">
      <style:text-properties officeooo:rsid="0012b0ec" officeooo:paragraph-rsid="0012b0ec"/>
    </style:style>
    <style:style style:name="P6" style:family="paragraph" style:parent-style-name="Standard" style:list-style-name="L1">
      <style:text-properties officeooo:rsid="0012e8a5" officeooo:paragraph-rsid="0012e8a5"/>
    </style:style>
    <style:style style:name="P7" style:family="paragraph" style:parent-style-name="Standard">
      <style:paragraph-properties fo:background-color="#ffffff">
        <style:background-image/>
      </style:paragraph-properties>
      <style:text-properties fo:color="#ffffff" officeooo:rsid="0010cb03" officeooo:paragraph-rsid="0010cb03" fo:background-color="#729fcf"/>
    </style:style>
    <style:style style:name="P8" style:family="paragraph" style:parent-style-name="Footer">
      <style:text-properties officeooo:rsid="0014679e" officeooo:paragraph-rsid="0014679e"/>
    </style:style>
    <style:style style:name="T1" style:family="text">
      <style:text-properties officeooo:rsid="0012b0ec"/>
    </style:style>
    <style:style style:name="T2" style:family="text">
      <style:text-properties officeooo:rsid="0012e8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arta del Proyecto</text:p>
      <text:p text:style-name="P1"><text:tab/></text:p>
      <text:list xml:id="list5738491177240154372" text:style-name="L2">
        <text:list-item>
          <text:p text:style-name="P4">Nombre del Proyecto</text:p>
          <text:list>
            <text:list-header>
              <text:p text:style-name="P4">g2</text:p>
            </text:list-header>
          </text:list>
        </text:list-item>
      </text:list>
      <text:p text:style-name="P1"><text:tab/><text:tab/><text:tab/></text:p>
      <text:list xml:id="list3443693728827609519" text:style-name="L1">
        <text:list-item>
          <text:p text:style-name="P2">Descripción del proyecto</text:p>
          <text:list>
            <text:list-header>
              <text:p text:style-name="P3">Se requiere realizar un sistema que permita compartir información <text:span text:style-name="T1">acerca del proceso de desarrollo de un sistema. El sistema es una ídea propia que se desea compartir con la comunidad, para dar bases, consejos y experiencias vividas a lo largo del proyecto. Además de lo anterior, el sistema permitira exponer experiencias, referencias, buenas prácticas del desarrollo de software.</text:span></text:p>
            </text:list-header>
          </text:list>
        </text:list-item>
      </text:list>
      <text:p text:style-name="P1"/>
      <text:list xml:id="list172638358733722" text:continue-numbering="true" text:style-name="L1">
        <text:list-item>
          <text:p text:style-name="P2">Objetivo</text:p>
          <text:list>
            <text:list-header>
              <text:p text:style-name="P5">Compartir conocimiento con <text:span text:style-name="T2">la comunidad de internet.</text:span></text:p>
              <text:p text:style-name="P6">Retroalimentar y ser retroalimentando.</text:p>
              <text:p text:style-name="P6">Terminar un proyecto propio :D.</text:p>
            </text:list-header>
          </text:list>
        </text:list-item>
      </text:list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4679e" officeooo:paragraph-rsid="0014679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17:07:42.939520768</meta:creation-date>
    <dc:date>2014-11-23T17:26:37.589995846</dc:date>
    <meta:editing-duration>PT11M5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1" meta:paragraph-count="12" meta:word-count="93" meta:character-count="586" meta:non-whitespace-character-count="505"/>
  </office:meta>
</office:document-meta>
</file>